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A15">
            <text:p>A15</text:p>
          </table:table-cell>
          <table:table-cell table:style-name="pd1" office:value-type="string" office:value="A14">
            <text:p>A14</text:p>
          </table:table-cell>
          <table:table-cell table:style-name="pd1" office:value-type="string" office:value="A13">
            <text:p>A13</text:p>
          </table:table-cell>
          <table:table-cell table:style-name="pd1" office:value-type="string" office:value="A12">
            <text:p>A12</text:p>
          </table:table-cell>
          <table:table-cell table:style-name="pd1" office:value-type="string" office:value="A11">
            <text:p>A11</text:p>
          </table:table-cell>
          <table:table-cell table:style-name="pd1" office:value-type="string" office:value="A10">
            <text:p>A10</text:p>
          </table:table-cell>
          <table:table-cell table:style-name="pd1" office:value-type="string" office:value="A9">
            <text:p>A9</text:p>
          </table:table-cell>
          <table:table-cell table:style-name="pd1" office:value-type="string" office:value="A8">
            <text:p>A8</text:p>
          </table:table-cell>
          <table:table-cell table:style-name="pd1" office:value-type="string" office:value="A7">
            <text:p>A7</text:p>
          </table:table-cell>
          <table:table-cell table:style-name="pd1" office:value-type="string" office:value="A6">
            <text:p>A6</text:p>
          </table:table-cell>
          <table:table-cell table:style-name="pd1" office:value-type="string" office:value="A5">
            <text:p>A5</text:p>
          </table:table-cell>
          <table:table-cell table:style-name="pd1" office:value-type="string" office:value="A4">
            <text:p>A4</text:p>
          </table:table-cell>
          <table:table-cell table:style-name="pd1" office:value-type="string" office:value="A3">
            <text:p>A3</text:p>
          </table:table-cell>
          <table:table-cell table:style-name="pd1" office:value-type="string" office:value="A2">
            <text:p>A2</text:p>
          </table:table-cell>
          <table:table-cell table:style-name="pd1" office:value-type="string" office:value="A1">
            <text:p>A1</text:p>
          </table:table-cell>
          <table:table-cell table:style-name="pd1" office:value-type="string" office:value="A16">
            <text:p>A16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.0">
            <text:p>20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30.83">
            <text:p>30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43.0">
            <text:p>4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4">
            <text:p>3.04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58.67">
            <text:p>5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824">
            <text:p>82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75">
            <text:p>3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1">
            <text:p>1.71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625">
            <text:p>5.625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2.08">
            <text:p>3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31285">
            <text:p>31285</text:p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h">
            <text:p>h</text:p>
          </table:table-cell>
          <table:table-cell office:value-type="string" office:value="r">
            <text:p>r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349">
            <text:p>1349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85">
            <text:p>11.585</text:p>
          </table:table-cell>
          <table:table-cell office:value-type="float" office:value="22.92">
            <text:p>22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314">
            <text:p>314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96">
            <text:p>3.96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54.42">
            <text:p>5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442">
            <text:p>1442</text:p>
          </table:table-cell>
          <table:table-cell office:value-type="float" office:value="52.0">
            <text:p>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165">
            <text:p>3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915">
            <text:p>4.915</text:p>
          </table:table-cell>
          <table:table-cell office:value-type="float" office:value="42.5">
            <text:p>42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165">
            <text:p>2.16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335">
            <text:p>4.33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9.92">
            <text:p>2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8.25">
            <text:p>38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2690">
            <text:p>26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4">
            <text:p>6.04</text:p>
          </table:table-cell>
          <table:table-cell office:value-type="float" office:value="48.08">
            <text:p>48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45.83">
            <text:p>45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415">
            <text:p>4.415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396.0">
            <text:p>3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96">
            <text:p>0.96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245">
            <text:p>24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7">
            <text:p>3.17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75">
            <text:p>5.875</text:p>
          </table:table-cell>
          <table:table-cell office:value-type="float" office:value="23.25">
            <text:p>23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665">
            <text:p>0.66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85">
            <text:p>8.58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208">
            <text:p>1208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7">
            <text:p>1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25">
            <text:p>11.25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1260">
            <text:p>12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875">
            <text:p>7.8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0">
            <text:p>8.0</text:p>
          </table:table-cell>
          <table:table-cell office:value-type="float" office:value="47.75">
            <text:p>47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85">
            <text:p>3.08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27.42">
            <text:p>2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45.0">
            <text:p>14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1.17">
            <text:p>41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15.83">
            <text:p>15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165">
            <text:p>5.16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47.0">
            <text:p>47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7">
            <text:p>1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8.5">
            <text:p>18.5</text:p>
          </table:table-cell>
          <table:table-cell office:value-type="float" office:value="56.58">
            <text:p>56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57.42">
            <text:p>57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10000">
            <text:p>10000</text:p>
          </table:table-cell>
          <table:table-cell office:value-type="float" office:value="500.0">
            <text:p>5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42.08">
            <text:p>4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68.0">
            <text:p>16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4">
            <text:p>5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79">
            <text:p>14.79</text:p>
          </table:table-cell>
          <table:table-cell office:value-type="float" office:value="29.25">
            <text:p>29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96">
            <text:p>7.96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79">
            <text:p>9.79</text:p>
          </table:table-cell>
          <table:table-cell office:value-type="float" office:value="42.0">
            <text:p>4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85">
            <text:p>7.5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85">
            <text:p>7.585</text:p>
          </table:table-cell>
          <table:table-cell office:value-type="float" office:value="49.5">
            <text:p>4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4000">
            <text:p>4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125">
            <text:p>5.125</text:p>
          </table:table-cell>
          <table:table-cell office:value-type="float" office:value="36.75">
            <text:p>36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560">
            <text:p>5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75">
            <text:p>10.75</text:p>
          </table:table-cell>
          <table:table-cell office:value-type="float" office:value="22.58">
            <text:p>22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434.0">
            <text:p>43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713">
            <text:p>713</text:p>
          </table:table-cell>
          <table:table-cell office:value-type="float" office:value="583.0">
            <text:p>58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35">
            <text:p>1.83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85">
            <text:p>1.58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551">
            <text:p>551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75">
            <text:p>11.75</text:p>
          </table:table-cell>
          <table:table-cell office:value-type="float" office:value="23.0">
            <text:p>23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500">
            <text:p>5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7.75">
            <text:p>27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300">
            <text:p>300</text:p>
          </table:table-cell>
          <table:table-cell office:value-type="float" office:value="30.0">
            <text:p>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415">
            <text:p>14.41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415">
            <text:p>9.415</text:p>
          </table:table-cell>
          <table:table-cell office:value-type="float" office:value="54.58">
            <text:p>54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21">
            <text:p>22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17">
            <text:p>9.17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283">
            <text:p>228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335">
            <text:p>5.33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28.92">
            <text:p>28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415">
            <text:p>1.415</text:p>
          </table:table-cell>
          <table:table-cell office:value-type="float" office:value="29.67">
            <text:p>2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625">
            <text:p>8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915">
            <text:p>13.915</text:p>
          </table:table-cell>
          <table:table-cell office:value-type="float" office:value="39.58">
            <text:p>39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0">
            <text:p>4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8.5">
            <text:p>28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8.0">
            <text:p>28.0</text:p>
          </table:table-cell>
          <table:table-cell office:value-type="float" office:value="56.42">
            <text:p>56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284">
            <text:p>28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625">
            <text:p>2.6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75">
            <text:p>6.75</text:p>
          </table:table-cell>
          <table:table-cell office:value-type="float" office:value="54.33">
            <text:p>5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1236">
            <text:p>1236</text:p>
          </table:table-cell>
          <table:table-cell office:value-type="float" office:value="455.0">
            <text:p>45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3">
            <text:p>2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41.0">
            <text:p>41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00">
            <text:p>300</text:p>
          </table:table-cell>
          <table:table-cell office:value-type="float" office:value="311.0">
            <text:p>31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04">
            <text:p>6.04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31.92">
            <text:p>3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0">
            <text:p/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41.5">
            <text:p>41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0">
            <text:p/>
          </table:table-cell>
          <table:table-cell office:value-type="float" office:value="491.0">
            <text:p>49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5.75">
            <text:p>25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5800">
            <text:p>5800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4">
            <text:p>2.04</text:p>
          </table:table-cell>
          <table:table-cell office:value-type="float" office:value="37.42">
            <text:p>37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float" office:value="239.0">
            <text:p>23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92">
            <text:p>34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7.415">
            <text:p>7.41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34.25">
            <text:p>34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00">
            <text:p>30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625">
            <text:p>11.625</text:p>
          </table:table-cell>
          <table:table-cell office:value-type="float" office:value="23.33">
            <text:p>23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44.33">
            <text:p>4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0">
            <text:p/>
          </table:table-cell>
          <table:table-cell office:value-type="float" office:value="711.0">
            <text:p>711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3.25">
            <text:p>4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25">
            <text:p>12.25</text:p>
          </table:table-cell>
          <table:table-cell office:value-type="float" office:value="56.75">
            <text:p>5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730">
            <text:p>730</text:p>
          </table:table-cell>
          <table:table-cell office:value-type="float" office:value="250.0">
            <text:p>2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165">
            <text:p>16.165</text:p>
          </table:table-cell>
          <table:table-cell office:value-type="float" office:value="31.67">
            <text:p>31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400">
            <text:p>4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9">
            <text:p>0.79</text:p>
          </table:table-cell>
          <table:table-cell office:value-type="float" office:value="23.42">
            <text:p>23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0.42">
            <text:p>20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9">
            <text:p>4.29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50000">
            <text:p>50000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4">
            <text:p>1.5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56">
            <text:p>45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36.0">
            <text:p>36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15108">
            <text:p>15108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5.5">
            <text:p>25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2954">
            <text:p>2954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6">
            <text:p>1.46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500">
            <text:p>500</text:p>
          </table:table-cell>
          <table:table-cell office:value-type="float" office:value="515.0">
            <text:p>51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125">
            <text:p>25.12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0">
            <text:p/>
          </table:table-cell>
          <table:table-cell office:value-type="float" office:value="420.0">
            <text:p>4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bb">
            <text:p>bb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2.5">
            <text:p>12.5</text:p>
          </table:table-cell>
          <table:table-cell office:value-type="string" office:value="bb">
            <text:p>bb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4.83">
            <text:p>3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0">
            <text:p/>
          </table:table-cell>
          <table:table-cell office:value-type="float" office:value="980.0">
            <text:p>9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3.5">
            <text:p>1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8.58">
            <text:p>3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0.75">
            <text:p>10.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44.25">
            <text:p>4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0">
            <text:p>7.0</text:p>
          </table:table-cell>
          <table:table-cell office:value-type="float" office:value="44.83">
            <text:p>4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9">
            <text:p>5.29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0">
            <text:p/>
          </table:table-cell>
          <table:table-cell office:value-type="float" office:value="443.0">
            <text:p>44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165">
            <text:p>1.165</text:p>
          </table:table-cell>
          <table:table-cell office:value-type="float" office:value="21.67">
            <text:p>21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75">
            <text:p>9.75</text:p>
          </table:table-cell>
          <table:table-cell office:value-type="float" office:value="21.5">
            <text:p>21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0">
            <text:p/>
          </table:table-cell>
          <table:table-cell office:value-type="float" office:value="94.0">
            <text:p>9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0">
            <text:p>19.0</text:p>
          </table:table-cell>
          <table:table-cell office:value-type="float" office:value="49.58">
            <text:p>4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0">
            <text:p/>
          </table:table-cell>
          <table:table-cell office:value-type="float" office:value="368.0">
            <text:p>36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67">
            <text:p>2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0">
            <text:p/>
          </table:table-cell>
          <table:table-cell office:value-type="float" office:value="288.0">
            <text:p>28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9.83">
            <text:p>3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string" office:value="missing">
            <text:p>missing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455">
            <text:p>0.45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25">
            <text:p>0.62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7.17">
            <text:p>37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0">
            <text:p/>
          </table:table-cell>
          <table:table-cell office:value-type="float" office:value="928.0">
            <text:p>928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0">
            <text:p/>
          </table:table-cell>
          <table:table-cell office:value-type="float" office:value="188.0">
            <text:p>18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1">
            <text:p>2.21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9.0">
            <text:p>49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112.0">
            <text:p>11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2.75">
            <text:p>12.75</text:p>
          </table:table-cell>
          <table:table-cell office:value-type="float" office:value="62.5">
            <text:p>6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5">
            <text:p>15.5</text:p>
          </table:table-cell>
          <table:table-cell office:value-type="float" office:value="31.42">
            <text:p>31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">
            <text:p>5.0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9.46">
            <text:p>9.46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375">
            <text:p>1.375</text:p>
          </table:table-cell>
          <table:table-cell office:value-type="float" office:value="52.33">
            <text:p>5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8.75">
            <text:p>2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0">
            <text:p/>
          </table:table-cell>
          <table:table-cell office:value-type="float" office:value="171.0">
            <text:p>17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4">
            <text:p>3.54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625">
            <text:p>0.62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0">
            <text:p/>
          </table:table-cell>
          <table:table-cell office:value-type="float" office:value="268.0">
            <text:p>26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500">
            <text:p>500</text:p>
          </table:table-cell>
          <table:table-cell office:value-type="float" office:value="167.0">
            <text:p>167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8.5">
            <text:p>28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6.5">
            <text:p>16.5</text:p>
          </table:table-cell>
          <table:table-cell office:value-type="float" office:value="35.25">
            <text:p>3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18.67">
            <text:p>18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0">
            <text:p/>
          </table:table-cell>
          <table:table-cell office:value-type="float" office:value="75.0">
            <text:p>7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52.0">
            <text:p>15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0">
            <text:p>2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5">
            <text:p>15.5</text:p>
          </table:table-cell>
          <table:table-cell office:value-type="float" office:value="54.83">
            <text:p>5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65">
            <text:p>1.165</text:p>
          </table:table-cell>
          <table:table-cell office:value-type="float" office:value="28.75">
            <text:p>2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0">
            <text:p/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5">
            <text:p>2.2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95">
            <text:p>0.79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19.75">
            <text:p>19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0">
            <text:p/>
          </table:table-cell>
          <table:table-cell office:value-type="float" office:value="329.0">
            <text:p>32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9.17">
            <text:p>2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147">
            <text:p>147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4">
            <text:p>1.04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0">
            <text:p/>
          </table:table-cell>
          <table:table-cell office:value-type="float" office:value="212.0">
            <text:p>2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33.75">
            <text:p>33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210">
            <text:p>21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375">
            <text:p>1.3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25.42">
            <text:p>25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1.5">
            <text:p>1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37.75">
            <text:p>37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11202">
            <text:p>1120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29">
            <text:p>6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52.5">
            <text:p>52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1332">
            <text:p>1332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4">
            <text:p>7.04</text:p>
          </table:table-cell>
          <table:table-cell office:value-type="float" office:value="57.83">
            <text:p>5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35">
            <text:p>0.33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335">
            <text:p>10.335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21">
            <text:p>6.21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float" office:value="258">
            <text:p>258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7">
            <text:p>6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1">
            <text:p>1.21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float" office:value="567">
            <text:p>56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375">
            <text:p>7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665">
            <text:p>6.665</text:p>
          </table:table-cell>
          <table:table-cell office:value-type="float" office:value="44.17">
            <text:p>44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3.5">
            <text:p>23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4.92">
            <text:p>34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float" office:value="2510">
            <text:p>2510</text:p>
          </table:table-cell>
          <table:table-cell office:value-type="float" office:value="410.0">
            <text:p>41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47.67">
            <text:p>4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float" office:value="809">
            <text:p>809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75">
            <text:p>22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float" office:value="610">
            <text:p>610</text:p>
          </table:table-cell>
          <table:table-cell office:value-type="float" office:value="274.0">
            <text:p>27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25">
            <text:p>3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4.42">
            <text:p>3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8.42">
            <text:p>2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3.0">
            <text:p>13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67.75">
            <text:p>67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float" office:value="51100">
            <text:p>51100</text:p>
          </table:table-cell>
          <table:table-cell office:value-type="float" office:value="375.0">
            <text:p>37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bb">
            <text:p>bb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0">
            <text:p>8.0</text:p>
          </table:table-cell>
          <table:table-cell office:value-type="float" office:value="47.42">
            <text:p>4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float" office:value="367">
            <text:p>36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6.25">
            <text:p>36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float" office:value="1000">
            <text:p>1000</text:p>
          </table:table-cell>
          <table:table-cell office:value-type="float" office:value="408.0">
            <text:p>4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2.67">
            <text:p>3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float" office:value="0">
            <text:p/>
          </table:table-cell>
          <table:table-cell office:value-type="float" office:value="350.0">
            <text:p>35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8.58">
            <text:p>4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float" office:value="1000">
            <text:p>1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4">
            <text:p>0.54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float" office:value="0">
            <text:p/>
          </table:table-cell>
          <table:table-cell office:value-type="float" office:value="204.0">
            <text:p>20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float" office:value="600">
            <text:p>600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5">
            <text:p>13.5</text:p>
          </table:table-cell>
          <table:table-cell office:value-type="float" office:value="26.92">
            <text:p>26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float" office:value="0">
            <text:p/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625">
            <text:p>0.6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31.25">
            <text:p>31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float" office:value="247">
            <text:p>24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0">
            <text:p>16.0</text:p>
          </table:table-cell>
          <table:table-cell office:value-type="float" office:value="56.5">
            <text:p>56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float" office:value="375">
            <text:p>375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9">
            <text:p>0.29</text:p>
          </table:table-cell>
          <table:table-cell office:value-type="float" office:value="43.0">
            <text:p>43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float" office:value="278">
            <text:p>278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33">
            <text:p>22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float" office:value="827">
            <text:p>827</text:p>
          </table:table-cell>
          <table:table-cell office:value-type="float" office:value="399.0">
            <text:p>39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85">
            <text:p>5.08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float" office:value="2072">
            <text:p>2072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83">
            <text:p>3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float" office:value="582">
            <text:p>58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375">
            <text:p>2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float" office:value="2300">
            <text:p>23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0">
            <text:p>8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54">
            <text:p>7.54</text:p>
          </table:table-cell>
          <table:table-cell office:value-type="float" office:value="40.33">
            <text:p>40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float" office:value="3065">
            <text:p>306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float" office:value="2200">
            <text:p>2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52.83">
            <text:p>52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15">
            <text:p>0.41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46.67">
            <text:p>46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float" office:value="1602">
            <text:p>160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58.33">
            <text:p>58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float" office:value="0">
            <text:p/>
          </table:table-cell>
          <table:table-cell office:value-type="float" office:value="93.0">
            <text:p>9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h">
            <text:p>h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7.33">
            <text:p>37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float" office:value="2184">
            <text:p>2184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2.75">
            <text:p>32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1.67">
            <text:p>21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4">
            <text:p>2.5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4">
            <text:p>3.04</text:p>
          </table:table-cell>
          <table:table-cell office:value-type="float" office:value="28.5">
            <text:p>28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float" office:value="3376">
            <text:p>337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68.67">
            <text:p>6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float" office:value="0">
            <text:p/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165">
            <text:p>4.16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8.0">
            <text:p>28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float" office:value="2000">
            <text:p>200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8">
            <text:p>0.08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float" office:value="7544">
            <text:p>754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44.0">
            <text:p>44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395.0">
            <text:p>39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1">
            <text:p>1.71</text:p>
          </table:table-cell>
          <table:table-cell office:value-type="float" office:value="25.08">
            <text:p>25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float" office:value="0">
            <text:p/>
          </table:table-cell>
          <table:table-cell office:value-type="float" office:value="393.0">
            <text:p>39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32.0">
            <text:p>3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float" office:value="10561">
            <text:p>10561</text:p>
          </table:table-cell>
          <table:table-cell office:value-type="float" office:value="21.0">
            <text:p>2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1.0">
            <text:p>1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5">
            <text:p>16.5</text:p>
          </table:table-cell>
          <table:table-cell office:value-type="float" office:value="60.58">
            <text:p>60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float" office:value="837">
            <text:p>837</text:p>
          </table:table-cell>
          <table:table-cell office:value-type="float" office:value="29.0">
            <text:p>2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40.83">
            <text:p>40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9.33">
            <text:p>19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float" office:value="11177">
            <text:p>11177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32.33">
            <text:p>32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float" office:value="639">
            <text:p>639</text:p>
          </table:table-cell>
          <table:table-cell office:value-type="float" office:value="102.0">
            <text:p>10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9.0">
            <text:p>9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5">
            <text:p>3.25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float" office:value="0">
            <text:p/>
          </table:table-cell>
          <table:table-cell office:value-type="float" office:value="431.0">
            <text:p>43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125">
            <text:p>1.12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float" office:value="0">
            <text:p/>
          </table:table-cell>
          <table:table-cell office:value-type="float" office:value="370.0">
            <text:p>3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5.08">
            <text:p>25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41.33">
            <text:p>4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float" office:value="2028">
            <text:p>2028</text:p>
          </table:table-cell>
          <table:table-cell office:value-type="float" office:value="24.0">
            <text:p>2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0">
            <text:p>8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56.0">
            <text:p>56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585">
            <text:p>13.585</text:p>
          </table:table-cell>
          <table:table-cell office:value-type="float" office:value="49.83">
            <text:p>49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335">
            <text:p>1.33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float" office:value="1065">
            <text:p>1065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7.0">
            <text:p>27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float" office:value="0">
            <text:p/>
          </table:table-cell>
          <table:table-cell office:value-type="float" office:value="20.0">
            <text:p>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float" office:value="150">
            <text:p>15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665">
            <text:p>8.665</text:p>
          </table:table-cell>
          <table:table-cell office:value-type="float" office:value="26.08">
            <text:p>26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float" office:value="540">
            <text:p>54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1">
            <text:p>1.2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25">
            <text:p>9.25</text:p>
          </table:table-cell>
          <table:table-cell office:value-type="float" office:value="18.42">
            <text:p>1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float" office:value="158">
            <text:p>158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96">
            <text:p>1.96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17">
            <text:p>8.17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float" office:value="15000">
            <text:p>1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0">
            <text:p>2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47.67">
            <text:p>4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21.25">
            <text:p>21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0.67">
            <text:p>2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5">
            <text:p>19.5</text:p>
          </table:table-cell>
          <table:table-cell office:value-type="float" office:value="57.08">
            <text:p>57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float" office:value="3257">
            <text:p>3257</text:p>
          </table:table-cell>
          <table:table-cell office:value-type="float" office:value="129.0">
            <text:p>12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85">
            <text:p>2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665">
            <text:p>5.665</text:p>
          </table:table-cell>
          <table:table-cell office:value-type="float" office:value="22.42">
            <text:p>22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float" office:value="1655">
            <text:p>1655</text:p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2.5">
            <text:p>12.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48.75">
            <text:p>48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float" office:value="500">
            <text:p>5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bb">
            <text:p>bb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0.0">
            <text:p>40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float" office:value="3065">
            <text:p>306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float" office:value="1430">
            <text:p>1430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28.67">
            <text:p>2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625">
            <text:p>4.625</text:p>
          </table:table-cell>
          <table:table-cell office:value-type="float" office:value="33.08">
            <text:p>33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21.33">
            <text:p>2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125">
            <text:p>5.12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05">
            <text:p>0.205</text:p>
          </table:table-cell>
          <table:table-cell office:value-type="float" office:value="42.0">
            <text:p>4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float" office:value="600">
            <text:p>600</text:p>
          </table:table-cell>
          <table:table-cell office:value-type="float" office:value="510.0">
            <text:p>5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96">
            <text:p>0.96</text:p>
          </table:table-cell>
          <table:table-cell office:value-type="float" office:value="41.75">
            <text:p>41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85">
            <text:p>3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85">
            <text:p>1.58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float" office:value="0">
            <text:p/>
          </table:table-cell>
          <table:table-cell office:value-type="float" office:value="195.0">
            <text:p>19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4">
            <text:p>4.04</text:p>
          </table:table-cell>
          <table:table-cell office:value-type="float" office:value="34.5">
            <text:p>34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4">
            <text:p>5.04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float" office:value="0">
            <text:p/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65">
            <text:p>3.16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float" office:value="790">
            <text:p>7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5">
            <text:p>15.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625">
            <text:p>7.625</text:p>
          </table:table-cell>
          <table:table-cell office:value-type="float" office:value="48.17">
            <text:p>4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float" office:value="560">
            <text:p>560</text:p>
          </table:table-cell>
          <table:table-cell office:value-type="float" office:value="370.0">
            <text:p>3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27.58">
            <text:p>27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4">
            <text:p>10.04</text:p>
          </table:table-cell>
          <table:table-cell office:value-type="float" office:value="22.58">
            <text:p>22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float" office:value="678">
            <text:p>67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4.08">
            <text:p>24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float" office:value="300">
            <text:p>3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41.33">
            <text:p>41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float" office:value="600">
            <text:p>600</text:p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24.83">
            <text:p>24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float" office:value="0">
            <text:p/>
          </table:table-cell>
          <table:table-cell office:value-type="float" office:value="49.0">
            <text:p>4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1">
            <text:p>0.7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5">
            <text:p>10.25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float" office:value="1187">
            <text:p>1187</text:p>
          </table:table-cell>
          <table:table-cell office:value-type="float" office:value="50.0">
            <text:p>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125">
            <text:p>2.125</text:p>
          </table:table-cell>
          <table:table-cell office:value-type="float" office:value="36.33">
            <text:p>36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float" office:value="6590">
            <text:p>65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35.42">
            <text:p>35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71.58">
            <text:p>71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float" office:value="168">
            <text:p>168</text:p>
          </table:table-cell>
          <table:table-cell office:value-type="float" office:value="381.0">
            <text:p>38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665">
            <text:p>5.6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335">
            <text:p>9.335</text:p>
          </table:table-cell>
          <table:table-cell office:value-type="float" office:value="28.67">
            <text:p>28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float" office:value="1270">
            <text:p>1270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float" office:value="1210">
            <text:p>1210</text:p>
          </table:table-cell>
          <table:table-cell office:value-type="float" office:value="117.0">
            <text:p>117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9.5">
            <text:p>3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float" office:value="0">
            <text:p/>
          </table:table-cell>
          <table:table-cell office:value-type="float" office:value="399.0">
            <text:p>39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75">
            <text:p>5.875</text:p>
          </table:table-cell>
          <table:table-cell office:value-type="float" office:value="39.33">
            <text:p>39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6.625">
            <text:p>6.625</text:p>
          </table:table-cell>
          <table:table-cell office:value-type="float" office:value="24.33">
            <text:p>2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8.0">
            <text:p>18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60.08">
            <text:p>60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float" office:value="742">
            <text:p>742</text:p>
          </table:table-cell>
          <table:table-cell office:value-type="float" office:value="56.0">
            <text:p>5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float" office:value="0">
            <text:p/>
          </table:table-cell>
          <table:table-cell office:value-type="float" office:value="211.0">
            <text:p>21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25">
            <text:p>5.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float" office:value="0">
            <text:p/>
          </table:table-cell>
          <table:table-cell office:value-type="float" office:value="230.0">
            <text:p>23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48.17">
            <text:p>4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4">
            <text:p>4.04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float" office:value="8851">
            <text:p>88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55.92">
            <text:p>55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665">
            <text:p>8.665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625">
            <text:p>9.625</text:p>
          </table:table-cell>
          <table:table-cell office:value-type="float" office:value="53.92">
            <text:p>5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float" office:value="500">
            <text:p>5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9.25">
            <text:p>9.25</text:p>
          </table:table-cell>
          <table:table-cell office:value-type="float" office:value="18.92">
            <text:p>18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float" office:value="0">
            <text:p/>
          </table:table-cell>
          <table:table-cell office:value-type="float" office:value="156.0">
            <text:p>15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9">
            <text:p>2.29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4">
            <text:p>12.54</text:p>
          </table:table-cell>
          <table:table-cell office:value-type="float" office:value="50.08">
            <text:p>50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float" office:value="0">
            <text:p/>
          </table:table-cell>
          <table:table-cell office:value-type="float" office:value="22.0">
            <text:p>2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0.0">
            <text:p>20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65.42">
            <text:p>65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375">
            <text:p>1.3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17.58">
            <text:p>17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4">
            <text:p>9.54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float" office:value="0">
            <text:p/>
          </table:table-cell>
          <table:table-cell office:value-type="float" office:value="228.0">
            <text:p>22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7.75">
            <text:p>37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18.08">
            <text:p>18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float" office:value="0">
            <text:p/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46">
            <text:p>2.46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8.46">
            <text:p>8.46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19.67">
            <text:p>1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float" office:value="7059">
            <text:p>705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625">
            <text:p>0.6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float" office:value="1704">
            <text:p>1704</text:p>
          </table:table-cell>
          <table:table-cell office:value-type="float" office:value="519.0">
            <text:p>51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3.875">
            <text:p>13.8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7.42">
            <text:p>4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float" office:value="857">
            <text:p>857</text:p>
          </table:table-cell>
          <table:table-cell office:value-type="float" office:value="253.0">
            <text:p>25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3.5">
            <text:p>33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float" office:value="500">
            <text:p>500</text:p>
          </table:table-cell>
          <table:table-cell office:value-type="float" office:value="487.0">
            <text:p>487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75">
            <text:p>5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75">
            <text:p>13.75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float" office:value="6700">
            <text:p>67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3">
            <text:p>1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1.0">
            <text:p>21.0</text:p>
          </table:table-cell>
          <table:table-cell office:value-type="float" office:value="58.42">
            <text:p>5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float" office:value="2503">
            <text:p>2503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85">
            <text:p>2.0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0.67">
            <text:p>2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float" office:value="9800">
            <text:p>98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21.33">
            <text:p>2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58">
            <text:p>4.58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625">
            <text:p>4.625</text:p>
          </table:table-cell>
          <table:table-cell office:value-type="float" office:value="42.83">
            <text:p>4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float" office:value="196">
            <text:p>196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125">
            <text:p>10.125</text:p>
          </table:table-cell>
          <table:table-cell office:value-type="float" office:value="38.17">
            <text:p>3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float" office:value="0">
            <text:p/>
          </table:table-cell>
          <table:table-cell office:value-type="float" office:value="40.0">
            <text:p>4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20.5">
            <text:p>20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float" office:value="14">
            <text:p>14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085">
            <text:p>25.085</text:p>
          </table:table-cell>
          <table:table-cell office:value-type="float" office:value="48.25">
            <text:p>4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1.0">
            <text:p>1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28.33">
            <text:p>28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float" office:value="26726">
            <text:p>26726</text:p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1">
            <text:p>2.7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18.75">
            <text:p>18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float" office:value="300">
            <text:p>300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18.5">
            <text:p>18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float" office:value="18027">
            <text:p>18027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4">
            <text:p>2.04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4">
            <text:p>3.04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float" office:value="2000">
            <text:p>2000</text:p>
          </table:table-cell>
          <table:table-cell office:value-type="float" office:value="88.0">
            <text:p>8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45.0">
            <text:p>4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float" office:value="99">
            <text:p>99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19.67">
            <text:p>19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float" office:value="444">
            <text:p>444</text:p>
          </table:table-cell>
          <table:table-cell office:value-type="float" office:value="73.0">
            <text:p>7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75">
            <text:p>4.7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75">
            <text:p>12.75</text:p>
          </table:table-cell>
          <table:table-cell office:value-type="float" office:value="24.5">
            <text:p>24.5</text:p>
          </table:table-cell>
          <table:table-cell office:value-type="string" office:value="missing">
            <text:p>missing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float" office:value="0">
            <text:p/>
          </table:table-cell>
          <table:table-cell office:value-type="float" office:value="121.0">
            <text:p>12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float" office:value="1200">
            <text:p>1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0.0">
            <text:p>20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1.5">
            <text:p>21.5</text:p>
          </table:table-cell>
          <table:table-cell office:value-type="float" office:value="40.25">
            <text:p>40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float" office:value="0">
            <text:p/>
          </table:table-cell>
          <table:table-cell office:value-type="float" office:value="470.0">
            <text:p>4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1.42">
            <text:p>41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17.83">
            <text:p>17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6">
            <text:p>0.46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125">
            <text:p>11.125</text:p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float" office:value="2010">
            <text:p>2010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25">
            <text:p>0.625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85">
            <text:p>1.0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5">
            <text:p>10.25</text:p>
          </table:table-cell>
          <table:table-cell office:value-type="float" office:value="18.17">
            <text:p>1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float" office:value="0">
            <text:p/>
          </table:table-cell>
          <table:table-cell office:value-type="float" office:value="136.0">
            <text:p>13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45">
            <text:p>11.045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float" office:value="1000">
            <text:p>1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4">
            <text:p>9.54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float" office:value="0">
            <text:p/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float" office:value="0">
            <text:p/>
          </table:table-cell>
          <table:table-cell office:value-type="float" office:value="292.0">
            <text:p>29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32.75">
            <text:p>3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52.17">
            <text:p>52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float" office:value="120">
            <text:p>12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o">
            <text:p>o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48.17">
            <text:p>48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float" office:value="154.0">
            <text:p>15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5">
            <text:p>10.5</text:p>
          </table:table-cell>
          <table:table-cell office:value-type="float" office:value="20.42">
            <text:p>20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float" office:value="0">
            <text:p/>
          </table:table-cell>
          <table:table-cell office:value-type="float" office:value="145.0">
            <text:p>14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50.75">
            <text:p>5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float" office:value="722">
            <text:p>722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85">
            <text:p>0.085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1">
            <text:p>1.21</text:p>
          </table:table-cell>
          <table:table-cell office:value-type="float" office:value="18.33">
            <text:p>18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float" office:value="0">
            <text:p/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59.67">
            <text:p>5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float" office:value="40">
            <text:p>4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n">
            <text:p>n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8.0">
            <text:p>18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37.58">
            <text:p>37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6.75">
            <text:p>6.75</text:p>
          </table:table-cell>
          <table:table-cell office:value-type="float" office:value="18.08">
            <text:p>18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125">
            <text:p>10.125</text:p>
          </table:table-cell>
          <table:table-cell office:value-type="float" office:value="38.25">
            <text:p>38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0.67">
            <text:p>3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71">
            <text:p>5.71</text:p>
          </table:table-cell>
          <table:table-cell office:value-type="float" office:value="18.58">
            <text:p>1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float" office:value="484">
            <text:p>484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415">
            <text:p>5.41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18.17">
            <text:p>18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5">
            <text:p>13.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16.25">
            <text:p>1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float" office:value="204">
            <text:p>20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875">
            <text:p>0.875</text:p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17.67">
            <text:p>17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float" office:value="98">
            <text:p>98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16.5">
            <text:p>16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float" office:value="5552">
            <text:p>555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625">
            <text:p>12.625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7.58">
            <text:p>17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float" office:value="105">
            <text:p>105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string" office:value="missing">
            <text:p>missing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float" office:value="2803">
            <text:p>2803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">
            <text:p>0.58</text:p>
          </table:table-cell>
          <table:table-cell office:value-type="float" office:value="29.5">
            <text:p>2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15">
            <text:p>0.415</text:p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1.75">
            <text:p>2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8.25">
            <text:p>18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float" office:value="444">
            <text:p>444</text:p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5.42">
            <text:p>25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15">
            <text:p>2.415</text:p>
          </table:table-cell>
          <table:table-cell office:value-type="float" office:value="35.75">
            <text:p>35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float" office:value="126">
            <text:p>126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16.08">
            <text:p>16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3.04">
            <text:p>3.04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25">
            <text:p>3.125</text:p>
          </table:table-cell>
          <table:table-cell office:value-type="float" office:value="31.92">
            <text:p>3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4.0">
            <text:p>4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69.17">
            <text:p>6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float" office:value="0">
            <text:p/>
          </table:table-cell>
          <table:table-cell office:value-type="float" office:value="720.0">
            <text:p>7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92">
            <text:p>3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float" office:value="21">
            <text:p>21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16.33">
            <text:p>1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float" office:value="173">
            <text:p>173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3.335">
            <text:p>3.3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125">
            <text:p>12.12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6.5">
            <text:p>6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57.58">
            <text:p>57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8.25">
            <text:p>18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3.42">
            <text:p>23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75">
            <text:p>2.875</text:p>
          </table:table-cell>
          <table:table-cell office:value-type="float" office:value="15.92">
            <text:p>15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665">
            <text:p>13.665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6.335">
            <text:p>26.335</text:p>
          </table:table-cell>
          <table:table-cell office:value-type="float" office:value="48.75">
            <text:p>4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float" office:value="25">
            <text:p>25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5">
            <text:p>4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23.5">
            <text:p>23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9">
            <text:p>10.29</text:p>
          </table:table-cell>
          <table:table-cell office:value-type="float" office:value="18.58">
            <text:p>1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9">
            <text:p>1.29</text:p>
          </table:table-cell>
          <table:table-cell office:value-type="float" office:value="27.75">
            <text:p>27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31.75">
            <text:p>3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24.83">
            <text:p>24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112.0">
            <text:p>1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335">
            <text:p>2.3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19.0">
            <text:p>19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16.33">
            <text:p>16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float" office:value="42">
            <text:p>42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8.58">
            <text:p>1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float" office:value="0">
            <text:p/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6.25">
            <text:p>1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float" office:value="204">
            <text:p>20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5">
            <text:p>0.25</text:p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float" office:value="100000">
            <text:p>100000</text:p>
          </table:table-cell>
          <table:table-cell office:value-type="float" office:value="450.0">
            <text:p>450.0</text:p>
          </table:table-cell>
          <table:table-cell office:value-type="string" office:value="p">
            <text:p>p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o">
            <text:p>o</text:p>
          </table:table-cell>
          <table:table-cell office:value-type="string" office:value="ff">
            <text:p>ff</text:p>
          </table:table-cell>
          <table:table-cell office:value-type="string" office:value="gg">
            <text:p>gg</text:p>
          </table:table-cell>
          <table:table-cell office:value-type="string" office:value="l">
            <text:p>l</text:p>
          </table:table-cell>
          <table:table-cell office:value-type="float" office:value="22.0">
            <text:p>22.0</text:p>
          </table:table-cell>
          <table:table-cell office:value-type="float" office:value="17.5">
            <text:p>17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500.0">
            <text:p>5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float" office:value="113">
            <text:p>113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36.75">
            <text:p>3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float" office:value="8">
            <text:p>8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1.25">
            <text:p>21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0.0">
            <text:p>10.0</text:p>
          </table:table-cell>
          <table:table-cell office:value-type="string" office:value="ff">
            <text:p>ff</text:p>
          </table:table-cell>
          <table:table-cell office:value-type="string" office:value="cc">
            <text:p>cc</text:p>
          </table:table-cell>
          <table:table-cell office:value-type="string" office:value="gg">
            <text:p>gg</text:p>
          </table:table-cell>
          <table:table-cell office:value-type="string" office:value="l">
            <text:p>l</text:p>
          </table:table-cell>
          <table:table-cell office:value-type="float" office:value="0.375">
            <text:p>0.375</text:p>
          </table:table-cell>
          <table:table-cell office:value-type="float" office:value="18.08">
            <text:p>18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float" office:value="44">
            <text:p>44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33.67">
            <text:p>33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float" office:value="2732">
            <text:p>2732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05">
            <text:p>0.205</text:p>
          </table:table-cell>
          <table:table-cell office:value-type="float" office:value="48.58">
            <text:p>4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33.67">
            <text:p>33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85">
            <text:p>1.085</text:p>
          </table:table-cell>
          <table:table-cell office:value-type="float" office:value="29.5">
            <text:p>2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float" office:value="179">
            <text:p>179</text:p>
          </table:table-cell>
          <table:table-cell office:value-type="float" office:value="170.0">
            <text:p>1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85">
            <text:p>1.08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float" office:value="0">
            <text:p/>
          </table:table-cell>
          <table:table-cell office:value-type="float" office:value="1160.0">
            <text:p>1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40.83">
            <text:p>40.83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4.83">
            <text:p>3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float" office:value="0">
            <text:p/>
          </table:table-cell>
          <table:table-cell office:value-type="float" office:value="411.0">
            <text:p>41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3.25">
            <text:p>33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float" office:value="16">
            <text:p>16</text:p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float" office:value="1062">
            <text:p>1062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25">
            <text:p>25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float" office:value="0">
            <text:p/>
          </table:table-cell>
          <table:table-cell office:value-type="float" office:value="348.0">
            <text:p>34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75">
            <text:p>34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float" office:value="251">
            <text:p>251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float" office:value="228">
            <text:p>22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7.33">
            <text:p>47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34.83">
            <text:p>34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33.25">
            <text:p>33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float" office:value="67">
            <text:p>67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8.0">
            <text:p>28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9.08">
            <text:p>39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85">
            <text:p>4.085</text:p>
          </table:table-cell>
          <table:table-cell office:value-type="float" office:value="42.75">
            <text:p>4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float" office:value="4000">
            <text:p>4000</text:p>
          </table:table-cell>
          <table:table-cell office:value-type="float" office:value="640.0">
            <text:p>6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26.92">
            <text:p>26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3.75">
            <text:p>3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8.92">
            <text:p>38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62.75">
            <text:p>6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float" office:value="122">
            <text:p>122</text:p>
          </table:table-cell>
          <table:table-cell office:value-type="float" office:value="372.0">
            <text:p>37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2.25">
            <text:p>32.25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float" office:value="1210">
            <text:p>121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5">
            <text:p>4.5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63.33">
            <text:p>63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276.0">
            <text:p>27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6.17">
            <text:p>26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float" office:value="4000">
            <text:p>4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2.5">
            <text:p>2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85">
            <text:p>1.585</text:p>
          </table:table-cell>
          <table:table-cell office:value-type="float" office:value="30.75">
            <text:p>3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float" office:value="0">
            <text:p/>
          </table:table-cell>
          <table:table-cell office:value-type="float" office:value="221.0">
            <text:p>22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6.0">
            <text:p>16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float" office:value="0">
            <text:p/>
          </table:table-cell>
          <table:table-cell office:value-type="float" office:value="168.0">
            <text:p>16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float" office:value="0">
            <text:p/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9.5">
            <text:p>1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32.42">
            <text:p>3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71">
            <text:p>4.71</text:p>
          </table:table-cell>
          <table:table-cell office:value-type="float" office:value="36.75">
            <text:p>36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0.25">
            <text:p>30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float" office:value="4208">
            <text:p>4208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6.83">
            <text:p>26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35">
            <text:p>0.335</text:p>
          </table:table-cell>
          <table:table-cell office:value-type="float" office:value="16.92">
            <text:p>16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float" office:value="1300">
            <text:p>1300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4.42">
            <text:p>24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float" office:value="112">
            <text:p>112</text:p>
          </table:table-cell>
          <table:table-cell office:value-type="float" office:value="352.0">
            <text:p>3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3.875">
            <text:p>13.8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42.83">
            <text:p>42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float" office:value="1000">
            <text:p>1000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165">
            <text:p>6.165</text:p>
          </table:table-cell>
          <table:table-cell office:value-type="float" office:value="22.75">
            <text:p>22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1">
            <text:p>1.71</text:p>
          </table:table-cell>
          <table:table-cell office:value-type="float" office:value="39.42">
            <text:p>3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float" office:value="16">
            <text:p>16</text:p>
          </table:table-cell>
          <table:table-cell office:value-type="float" office:value="20.0">
            <text:p>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n">
            <text:p>n</text:p>
          </table:table-cell>
          <table:table-cell office:value-type="string" office:value="r">
            <text:p>r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21.42">
            <text:p>21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7.0">
            <text:p>7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3.0">
            <text:p>3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float" office:value="1110">
            <text:p>111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26.33">
            <text:p>2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85">
            <text:p>4.585</text:p>
          </table:table-cell>
          <table:table-cell office:value-type="float" office:value="45.0">
            <text:p>45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6.25">
            <text:p>2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float" office:value="1004">
            <text:p>1004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28.17">
            <text:p>28.17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float" office:value="286">
            <text:p>28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28.67">
            <text:p>28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835">
            <text:p>0.83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float" office:value="4500">
            <text:p>4500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34.42">
            <text:p>34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float" office:value="0">
            <text:p/>
          </table:table-cell>
          <table:table-cell office:value-type="float" office:value="420.0">
            <text:p>4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0">
            <text:p>4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float" office:value="0">
            <text:p/>
          </table:table-cell>
          <table:table-cell office:value-type="float" office:value="141.0">
            <text:p>14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3.17">
            <text:p>43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float" office:value="456">
            <text:p>456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5">
            <text:p>4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24.33">
            <text:p>24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0">
            <text:p>5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25">
            <text:p>4.25</text:p>
          </table:table-cell>
          <table:table-cell office:value-type="float" office:value="56.83">
            <text:p>56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float" office:value="1212">
            <text:p>1212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46">
            <text:p>11.46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float" office:value="0">
            <text:p/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5">
            <text:p>5.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float" office:value="67">
            <text:p>6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2.58">
            <text:p>22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float" office:value="0">
            <text:p/>
          </table:table-cell>
          <table:table-cell office:value-type="float" office:value="178.0">
            <text:p>17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85">
            <text:p>14.58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7">
            <text:p>0.17</text:p>
          </table:table-cell>
          <table:table-cell office:value-type="float" office:value="22.92">
            <text:p>2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float" office:value="0">
            <text:p/>
          </table:table-cell>
          <table:table-cell office:value-type="float" office:value="600.0">
            <text:p>6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15.17">
            <text:p>1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float" office:value="0">
            <text:p/>
          </table:table-cell>
          <table:table-cell office:value-type="float" office:value="550.0">
            <text:p>5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float" office:value="0">
            <text:p/>
          </table:table-cell>
          <table:table-cell office:value-type="float" office:value="720.0">
            <text:p>7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7.42">
            <text:p>27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4.75">
            <text:p>24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float" office:value="195">
            <text:p>19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3.08">
            <text:p>33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float" office:value="87">
            <text:p>8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float" office:value="17">
            <text:p>1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2.5">
            <text:p>12.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85">
            <text:p>2.085</text:p>
          </table:table-cell>
          <table:table-cell office:value-type="float" office:value="31.0">
            <text:p>31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float" office:value="184">
            <text:p>18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85">
            <text:p>5.085</text:p>
          </table:table-cell>
          <table:table-cell office:value-type="float" office:value="20.75">
            <text:p>2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float" office:value="140">
            <text:p>140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8.92">
            <text:p>28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float" office:value="0">
            <text:p/>
          </table:table-cell>
          <table:table-cell office:value-type="float" office:value="73.0">
            <text:p>7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85">
            <text:p>3.0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51.92">
            <text:p>5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85">
            <text:p>1.0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85">
            <text:p>5.08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69.5">
            <text:p>6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float" office:value="18">
            <text:p>18</text:p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8.125">
            <text:p>8.125</text:p>
          </table:table-cell>
          <table:table-cell office:value-type="float" office:value="40.33">
            <text:p>40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2000.0">
            <text:p>20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665">
            <text:p>0.665</text:p>
          </table:table-cell>
          <table:table-cell office:value-type="float" office:value="19.58">
            <text:p>1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25">
            <text:p>3.125</text:p>
          </table:table-cell>
          <table:table-cell office:value-type="float" office:value="16.0">
            <text:p>16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float" office:value="8">
            <text:p>8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float" office:value="146">
            <text:p>146</text:p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35">
            <text:p>2.835</text:p>
          </table:table-cell>
          <table:table-cell office:value-type="float" office:value="31.25">
            <text:p>31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float" office:value="22">
            <text:p>2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9">
            <text:p>0.79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float" office:value="55">
            <text:p>55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22.25">
            <text:p>2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25">
            <text:p>3.2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2.25">
            <text:p>22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float" office:value="70">
            <text:p>7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22.5">
            <text:p>2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136.0">
            <text:p>13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9">
            <text:p>1.79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float" office:value="500">
            <text:p>500</text:p>
          </table:table-cell>
          <table:table-cell office:value-type="float" office:value="225.0">
            <text:p>22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05">
            <text:p>0.705</text:p>
          </table:table-cell>
          <table:table-cell office:value-type="float" office:value="38.42">
            <text:p>38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float" office:value="60">
            <text:p>6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6.58">
            <text:p>26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float" office:value="0">
            <text:p/>
          </table:table-cell>
          <table:table-cell office:value-type="float" office:value="210.0">
            <text:p>21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5.0">
            <text:p>3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85">
            <text:p>1.085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9.42">
            <text:p>2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165">
            <text:p>2.165</text:p>
          </table:table-cell>
          <table:table-cell office:value-type="float" office:value="33.67">
            <text:p>33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float" office:value="0">
            <text:p/>
          </table:table-cell>
          <table:table-cell office:value-type="float" office:value="110.0">
            <text:p>1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4">
            <text:p>2.04</text:p>
          </table:table-cell>
          <table:table-cell office:value-type="float" office:value="27.67">
            <text:p>2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9">
            <text:p>2.29</text:p>
          </table:table-cell>
          <table:table-cell office:value-type="float" office:value="49.17">
            <text:p>4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35">
            <text:p>0.33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51.83">
            <text:p>5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float" office:value="1058">
            <text:p>1058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22.92">
            <text:p>2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float" office:value="0">
            <text:p/>
          </table:table-cell>
          <table:table-cell office:value-type="float" office:value="356.0">
            <text:p>35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5.25">
            <text:p>2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415">
            <text:p>2.41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1">
            <text:p>2.71</text:p>
          </table:table-cell>
          <table:table-cell office:value-type="float" office:value="58.58">
            <text:p>5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45.0">
            <text:p>4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float" office:value="769">
            <text:p>769</text:p>
          </table:table-cell>
          <table:table-cell office:value-type="float" office:value="350.0">
            <text:p>3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19.58">
            <text:p>1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62.0">
            <text:p>62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53.33">
            <text:p>53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float" office:value="300">
            <text:p>300</text:p>
          </table:table-cell>
          <table:table-cell office:value-type="float" office:value="92.0">
            <text:p>9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7.17">
            <text:p>27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174.0">
            <text:p>17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5.92">
            <text:p>25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7.0">
            <text:p>17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58">
            <text:p>3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30.58">
            <text:p>3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17.25">
            <text:p>17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float" office:value="0">
            <text:p/>
          </table:table-cell>
          <table:table-cell office:value-type="float" office:value="86.0">
            <text:p>8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7.67">
            <text:p>1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float" office:value="5200">
            <text:p>5200</text:p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25">
            <text:p>11.25</text:p>
          </table:table-cell>
          <table:table-cell office:value-type="string" office:value="missing">
            <text:p>missing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float" office:value="0">
            <text:p/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25">
            <text:p>0.125</text:p>
          </table:table-cell>
          <table:table-cell office:value-type="float" office:value="16.5">
            <text:p>16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7.33">
            <text:p>2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float" office:value="19">
            <text:p>19</text:p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31.25">
            <text:p>31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7.0">
            <text:p>7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float" office:value="316">
            <text:p>31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9.5">
            <text:p>3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454.0">
            <text:p>45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6.5">
            <text:p>36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29.75">
            <text:p>29.75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float" office:value="350">
            <text:p>35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75">
            <text:p>3.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52.42">
            <text:p>5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float" office:value="3552">
            <text:p>3552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8.125">
            <text:p>18.125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34.58">
            <text:p>3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29.67">
            <text:p>29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float" office:value="687">
            <text:p>687</text:p>
          </table:table-cell>
          <table:table-cell office:value-type="float" office:value="210.0">
            <text:p>2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0">
            <text:p>5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9">
            <text:p>0.29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415">
            <text:p>2.41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float" office:value="1950">
            <text:p>1950</text:p>
          </table:table-cell>
          <table:table-cell office:value-type="float" office:value="254.0">
            <text:p>25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4.08">
            <text:p>2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1.92">
            <text:p>21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float" office:value="18">
            <text:p>18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36.58">
            <text:p>36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float" office:value="53">
            <text:p>53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3.0">
            <text:p>23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float" office:value="10">
            <text:p>1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79">
            <text:p>2.7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7.58">
            <text:p>27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float" office:value="41">
            <text:p>4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85">
            <text:p>3.085</text:p>
          </table:table-cell>
          <table:table-cell office:value-type="float" office:value="31.08">
            <text:p>3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75">
            <text:p>1.375</text:p>
          </table:table-cell>
          <table:table-cell office:value-type="float" office:value="30.42">
            <text:p>30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85">
            <text:p>4.085</text:p>
          </table:table-cell>
          <table:table-cell office:value-type="float" office:value="16.33">
            <text:p>1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665">
            <text:p>11.665</text:p>
          </table:table-cell>
          <table:table-cell office:value-type="float" office:value="21.92">
            <text:p>2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float" office:value="100">
            <text:p>10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125">
            <text:p>4.125</text:p>
          </table:table-cell>
          <table:table-cell office:value-type="float" office:value="21.08">
            <text:p>2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float" office:value="100">
            <text:p>10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17.42">
            <text:p>17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float" office:value="1000">
            <text:p>1000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float" office:value="44">
            <text:p>4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15">
            <text:p>0.41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2.75">
            <text:p>2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26.5">
            <text:p>26.5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float" office:value="35">
            <text:p>35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16.92">
            <text:p>16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float" office:value="80">
            <text:p>8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23.5">
            <text:p>23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7.33">
            <text:p>1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float" office:value="6">
            <text:p>6</text:p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15">
            <text:p>0.415</text:p>
          </table:table-cell>
          <table:table-cell office:value-type="float" office:value="23.75">
            <text:p>2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float" office:value="0">
            <text:p/>
          </table:table-cell>
          <table:table-cell office:value-type="float" office:value="28.0">
            <text:p>2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8">
            <text:p>1.08</text:p>
          </table:table-cell>
          <table:table-cell office:value-type="float" office:value="34.67">
            <text:p>34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float" office:value="351">
            <text:p>3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9.0">
            <text:p>19.0</text:p>
          </table:table-cell>
          <table:table-cell office:value-type="float" office:value="74.83">
            <text:p>7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float" office:value="2100">
            <text:p>2100</text:p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28.17">
            <text:p>2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float" office:value="475">
            <text:p>47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335">
            <text:p>13.335</text:p>
          </table:table-cell>
          <table:table-cell office:value-type="float" office:value="24.5">
            <text:p>24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54">
            <text:p>3.54</text:p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float" office:value="0">
            <text:p/>
          </table:table-cell>
          <table:table-cell office:value-type="float" office:value="263.0">
            <text:p>26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45.33">
            <text:p>45.33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float" office:value="892">
            <text:p>892</text:p>
          </table:table-cell>
          <table:table-cell office:value-type="float" office:value="333.0">
            <text:p>33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47.25">
            <text:p>47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float" office:value="2000">
            <text:p>2000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625">
            <text:p>4.6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4.17">
            <text:p>2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float" office:value="4607">
            <text:p>460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39.25">
            <text:p>39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835">
            <text:p>11.835</text:p>
          </table:table-cell>
          <table:table-cell office:value-type="float" office:value="20.5">
            <text:p>20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415">
            <text:p>4.415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float" office:value="2206">
            <text:p>2206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float" office:value="5860">
            <text:p>586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4">
            <text:p>1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float" office:value="28">
            <text:p>28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25">
            <text:p>9.25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float" office:value="0">
            <text:p/>
          </table:table-cell>
          <table:table-cell office:value-type="float" office:value="312.0">
            <text:p>3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6">
            <text:p>1.46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5.75">
            <text:p>25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float" office:value="1391">
            <text:p>139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float" office:value="2279">
            <text:p>2279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0">
            <text:p>39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64.08">
            <text:p>64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420.0">
            <text:p>4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75">
            <text:p>4.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125">
            <text:p>5.125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float" office:value="0">
            <text:p/>
          </table:table-cell>
          <table:table-cell office:value-type="float" office:value="371.0">
            <text:p>37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28.75">
            <text:p>28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5">
            <text:p>19.5</text:p>
          </table:table-cell>
          <table:table-cell office:value-type="float" office:value="31.33">
            <text:p>3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float" office:value="591">
            <text:p>591</text:p>
          </table:table-cell>
          <table:table-cell office:value-type="float" office:value="88.0">
            <text:p>8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18.92">
            <text:p>18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float" office:value="500">
            <text:p>5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9">
            <text:p>1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35">
            <text:p>1.83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30.67">
            <text:p>3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float" office:value="300">
            <text:p>3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79">
            <text:p>4.79</text:p>
          </table:table-cell>
          <table:table-cell office:value-type="float" office:value="21.0">
            <text:p>2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float" office:value="1000">
            <text:p>1000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13.75">
            <text:p>13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float" office:value="960">
            <text:p>96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46.0">
            <text:p>46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44.33">
            <text:p>44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96">
            <text:p>9.96</text:p>
          </table:table-cell>
          <table:table-cell office:value-type="float" office:value="20.25">
            <text:p>20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85">
            <text:p>2.5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float" office:value="99">
            <text:p>9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60.92">
            <text:p>60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float" office:value="690">
            <text:p>690</text:p>
          </table:table-cell>
          <table:table-cell office:value-type="float" office:value="352.0">
            <text:p>3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16.08">
            <text:p>16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8.17">
            <text:p>28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1">
            <text:p>1.71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float" office:value="234">
            <text:p>234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20.42">
            <text:p>20.42</text:p>
          </table:table-cell>
          <table:table-cell office:value-type="string" office:value="missing">
            <text:p>missing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float" office:value="500">
            <text:p>500</text:p>
          </table:table-cell>
          <table:table-cell office:value-type="float" office:value="99.0">
            <text:p>9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9">
            <text:p>5.29</text:p>
          </table:table-cell>
          <table:table-cell office:value-type="float" office:value="30.0">
            <text:p>30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float" office:value="800">
            <text:p>8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2.83">
            <text:p>2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float" office:value="990">
            <text:p>99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float" office:value="0">
            <text:p/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415">
            <text:p>2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5.17">
            <text:p>4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41.58">
            <text:p>4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float" office:value="2197">
            <text:p>2197</text:p>
          </table:table-cell>
          <table:table-cell office:value-type="float" office:value="252.0">
            <text:p>2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57.08">
            <text:p>57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float" office:value="50">
            <text:p>5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75">
            <text:p>6.7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8">
            <text:p>7.08</text:p>
          </table:table-cell>
          <table:table-cell office:value-type="float" office:value="55.75">
            <text:p>55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float" office:value="90">
            <text:p>90</text:p>
          </table:table-cell>
          <table:table-cell office:value-type="float" office:value="760.0">
            <text:p>7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21">
            <text:p>25.21</text:p>
          </table:table-cell>
          <table:table-cell office:value-type="float" office:value="43.25">
            <text:p>43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85">
            <text:p>2.085</text:p>
          </table:table-cell>
          <table:table-cell office:value-type="float" office:value="25.33">
            <text:p>25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7">
            <text:p>0.67</text:p>
          </table:table-cell>
          <table:table-cell office:value-type="float" office:value="24.58">
            <text:p>24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float" office:value="0">
            <text:p/>
          </table:table-cell>
          <table:table-cell office:value-type="float" office:value="560.0">
            <text:p>5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43.17">
            <text:p>43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130.0">
            <text:p>13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float" office:value="0">
            <text:p/>
          </table:table-cell>
          <table:table-cell office:value-type="float" office:value="523.0">
            <text:p>52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1.83">
            <text:p>3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85">
            <text:p>1.585</text:p>
          </table:table-cell>
          <table:table-cell office:value-type="float" office:value="33.92">
            <text:p>33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4.92">
            <text:p>24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float" office:value="0">
            <text:p/>
          </table:table-cell>
          <table:table-cell office:value-type="float" office:value="680.0">
            <text:p>6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75">
            <text:p>3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65">
            <text:p>3.165</text:p>
          </table:table-cell>
          <table:table-cell office:value-type="float" office:value="35.25">
            <text:p>3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float" office:value="0">
            <text:p/>
          </table:table-cell>
          <table:table-cell office:value-type="float" office:value="163.0">
            <text:p>16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4.25">
            <text:p>3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float" office:value="340">
            <text:p>34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4">
            <text:p>0.54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80.25">
            <text:p>80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float" office:value="20">
            <text:p>2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2.75">
            <text:p>4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19.67">
            <text:p>19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9">
            <text:p>3.79</text:p>
          </table:table-cell>
          <table:table-cell office:value-type="float" office:value="36.33">
            <text:p>3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float" office:value="28">
            <text:p>28</text:p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4">
            <text:p>1.04</text:p>
          </table:table-cell>
          <table:table-cell office:value-type="float" office:value="30.08">
            <text:p>30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44.25">
            <text:p>4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float" office:value="347">
            <text:p>347</text:p>
          </table:table-cell>
          <table:table-cell office:value-type="float" office:value="208.0">
            <text:p>2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625">
            <text:p>2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6">
            <text:p>0.46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float" office:value="327">
            <text:p>327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75">
            <text:p>1.87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float" office:value="4071">
            <text:p>4071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float" office:value="0">
            <text:p/>
          </table:table-cell>
          <table:table-cell office:value-type="float" office:value="110.0">
            <text:p>11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6.0">
            <text:p>16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48.33">
            <text:p>48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float" office:value="109">
            <text:p>10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2.75">
            <text:p>12.75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2.29">
            <text:p>22.29</text:p>
          </table:table-cell>
          <table:table-cell office:value-type="float" office:value="76.75">
            <text:p>7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float" office:value="1249">
            <text:p>124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51.33">
            <text:p>5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float" office:value="134">
            <text:p>13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375">
            <text:p>5.375</text:p>
          </table:table-cell>
          <table:table-cell office:value-type="string" office:value="n">
            <text:p>n</text:p>
          </table:table-cell>
          <table:table-cell office:value-type="string" office:value="r">
            <text:p>r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34.75">
            <text:p>34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float" office:value="1344">
            <text:p>1344</text:p>
          </table:table-cell>
          <table:table-cell office:value-type="float" office:value="383.0">
            <text:p>38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335">
            <text:p>3.335</text:p>
          </table:table-cell>
          <table:table-cell office:value-type="float" office:value="38.58">
            <text:p>3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float" office:value="321">
            <text:p>32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25">
            <text:p>11.25</text:p>
          </table:table-cell>
          <table:table-cell office:value-type="float" office:value="22.42">
            <text:p>22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float" office:value="948">
            <text:p>948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2">
            <text:p>0.42</text:p>
          </table:table-cell>
          <table:table-cell office:value-type="float" office:value="41.92">
            <text:p>4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float" office:value="0">
            <text:p/>
          </table:table-cell>
          <table:table-cell office:value-type="float" office:value="330.0">
            <text:p>3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29.58">
            <text:p>29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float" office:value="2079">
            <text:p>2079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46">
            <text:p>1.46</text:p>
          </table:table-cell>
          <table:table-cell office:value-type="float" office:value="32.17">
            <text:p>32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51.42">
            <text:p>51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float" office:value="2384">
            <text:p>238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9">
            <text:p>2.29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9">
            <text:p>2.29</text:p>
          </table:table-cell>
          <table:table-cell office:value-type="float" office:value="22.83">
            <text:p>22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float" office:value="458">
            <text:p>458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33">
            <text:p>12.33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float" office:value="5298">
            <text:p>529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float" office:value="200">
            <text:p>200</text:p>
          </table:table-cell>
          <table:table-cell office:value-type="float" office:value="422.0">
            <text:p>42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33">
            <text:p>23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335">
            <text:p>12.335</text:p>
          </table:table-cell>
          <table:table-cell office:value-type="float" office:value="24.42">
            <text:p>2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float" office:value="0">
            <text:p/>
          </table:table-cell>
          <table:table-cell office:value-type="float" office:value="92.0">
            <text:p>9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2.75">
            <text:p>12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4">
            <text:p>5.04</text:p>
          </table:table-cell>
          <table:table-cell office:value-type="float" office:value="42.17">
            <text:p>42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float" office:value="284">
            <text:p>284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125">
            <text:p>2.12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75">
            <text:p>2.875</text:p>
          </table:table-cell>
          <table:table-cell office:value-type="float" office:value="25.17">
            <text:p>25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float" office:value="162">
            <text:p>162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75">
            <text:p>0.375</text:p>
          </table:table-cell>
          <table:table-cell office:value-type="float" office:value="43.08">
            <text:p>4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float" office:value="1583">
            <text:p>158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915">
            <text:p>0.915</text:p>
          </table:table-cell>
          <table:table-cell office:value-type="float" office:value="35.75">
            <text:p>35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float" office:value="58">
            <text:p>58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59.5">
            <text:p>5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float" office:value="59">
            <text:p>59</text:p>
          </table:table-cell>
          <table:table-cell office:value-type="float" office:value="840.0">
            <text:p>8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4">
            <text:p>0.54</text:p>
          </table:table-cell>
          <table:table-cell office:value-type="float" office:value="21.92">
            <text:p>2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float" office:value="1400">
            <text:p>14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0">
            <text:p>14.0</text:p>
          </table:table-cell>
          <table:table-cell office:value-type="float" office:value="65.17">
            <text:p>65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float" office:value="1465">
            <text:p>1465</text:p>
          </table:table-cell>
          <table:table-cell office:value-type="float" office:value="50.0">
            <text:p>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20.33">
            <text:p>20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float" office:value="8000">
            <text:p>8000</text:p>
          </table:table-cell>
          <table:table-cell office:value-type="float" office:value="432.0">
            <text:p>4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25">
            <text:p>3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65">
            <text:p>0.165</text:p>
          </table:table-cell>
          <table:table-cell office:value-type="float" office:value="32.25">
            <text:p>32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float" office:value="540">
            <text:p>540</text:p>
          </table:table-cell>
          <table:table-cell office:value-type="float" office:value="32.0">
            <text:p>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float" office:value="4700">
            <text:p>4700</text:p>
          </table:table-cell>
          <table:table-cell office:value-type="float" office:value="186.0">
            <text:p>18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float" office:value="1097">
            <text:p>1097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9.08">
            <text:p>39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float" office:value="3290">
            <text:p>3290</text:p>
          </table:table-cell>
          <table:table-cell office:value-type="float" office:value="303.0">
            <text:p>30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335">
            <text:p>1.33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31.67">
            <text:p>31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float" office:value="0">
            <text:p/>
          </table:table-cell>
          <table:table-cell office:value-type="float" office:value="560.0">
            <text:p>5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41.0">
            <text:p>4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float" office:value="0">
            <text:p/>
          </table:table-cell>
          <table:table-cell office:value-type="float" office:value="225.0">
            <text:p>22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48.5">
            <text:p>48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float" office:value="0">
            <text:p/>
          </table:table-cell>
          <table:table-cell office:value-type="float" office:value="154.0">
            <text:p>15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25">
            <text:p>5.2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9.0">
            <text:p>9.0</text:p>
          </table:table-cell>
          <table:table-cell office:value-type="float" office:value="32.67">
            <text:p>3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float" office:value="13212">
            <text:p>1321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5.0">
            <text:p>15.0</text:p>
          </table:table-cell>
          <table:table-cell office:value-type="float" office:value="28.08">
            <text:p>28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7.75">
            <text:p>17.75</text:p>
          </table:table-cell>
          <table:table-cell office:value-type="float" office:value="73.42">
            <text:p>73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7.5">
            <text:p>17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0.0">
            <text:p>20.0</text:p>
          </table:table-cell>
          <table:table-cell office:value-type="float" office:value="64.08">
            <text:p>64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51.58">
            <text:p>51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float" office:value="5777">
            <text:p>5777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float" office:value="5124">
            <text:p>5124</text:p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">
            <text:p>0.58</text:p>
          </table:table-cell>
          <table:table-cell office:value-type="float" office:value="25.33">
            <text:p>25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float" office:value="1200">
            <text:p>1200</text:p>
          </table:table-cell>
          <table:table-cell office:value-type="float" office:value="330.0">
            <text:p>33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25">
            <text:p>3.1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float" office:value="150">
            <text:p>150</text:p>
          </table:table-cell>
          <table:table-cell office:value-type="float" office:value="312.0">
            <text:p>3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7.0">
            <text:p>27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float" office:value="6">
            <text:p>6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5">
            <text:p>5.25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38.67">
            <text:p>38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float" office:value="23">
            <text:p>23</text:p>
          </table:table-cell>
          <table:table-cell office:value-type="float" office:value="349.0">
            <text:p>34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5.75">
            <text:p>25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float" office:value="4159">
            <text:p>4159</text:p>
          </table:table-cell>
          <table:table-cell office:value-type="float" office:value="396.0">
            <text:p>3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375">
            <text:p>2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6.08">
            <text:p>46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float" office:value="918">
            <text:p>918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21.5">
            <text:p>21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float" office:value="768">
            <text:p>768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25">
            <text:p>0.125</text:p>
          </table:table-cell>
          <table:table-cell office:value-type="float" office:value="20.08">
            <text:p>20.08</text:p>
          </table:table-cell>
          <table:table-cell office:value-type="string" office:value="missing">
            <text:p>missing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float" office:value="3000">
            <text:p>3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15">
            <text:p>2.415</text:p>
          </table:table-cell>
          <table:table-cell office:value-type="float" office:value="20.5">
            <text:p>20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29.5">
            <text:p>29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42.25">
            <text:p>42.25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float" office:value="0">
            <text:p/>
          </table:table-cell>
          <table:table-cell office:value-type="float" office:value="224.0">
            <text:p>22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0.08">
            <text:p>20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23.42">
            <text:p>23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9.58">
            <text:p>2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16.17">
            <text:p>16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float" office:value="0">
            <text:p/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float" office:value="0">
            <text:p/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25">
            <text:p>4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4">
            <text:p>0.04</text:p>
          </table:table-cell>
          <table:table-cell office:value-type="string" office:value="missing">
            <text:p>missing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float" office:value="0">
            <text:p/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bb">
            <text:p>bb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165">
            <text:p>4.165</text:p>
          </table:table-cell>
          <table:table-cell office:value-type="float" office:value="47.83">
            <text:p>4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369.0">
            <text:p>36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5.085">
            <text:p>5.0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25">
            <text:p>3.25</text:p>
          </table:table-cell>
          <table:table-cell office:value-type="float" office:value="27.58">
            <text:p>27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float" office:value="283">
            <text:p>283</text:p>
          </table:table-cell>
          <table:table-cell office:value-type="float" office:value="420.0">
            <text:p>4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9">
            <text:p>0.79</text:p>
          </table:table-cell>
          <table:table-cell office:value-type="float" office:value="22.0">
            <text:p>22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float" office:value="7">
            <text:p>7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915">
            <text:p>10.915</text:p>
          </table:table-cell>
          <table:table-cell office:value-type="float" office:value="19.33">
            <text:p>19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15">
            <text:p>4.415</text:p>
          </table:table-cell>
          <table:table-cell office:value-type="float" office:value="38.33">
            <text:p>38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float" office:value="108">
            <text:p>108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9.42">
            <text:p>2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float" office:value="9">
            <text:p>9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4.0">
            <text:p>14.0</text:p>
          </table:table-cell>
          <table:table-cell office:value-type="float" office:value="32.25">
            <text:p>3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float" office:value="68">
            <text:p>68</text:p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75">
            <text:p>4.75</text:p>
          </table:table-cell>
          <table:table-cell office:value-type="float" office:value="29.58">
            <text:p>2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float" office:value="375">
            <text:p>37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415">
            <text:p>10.415</text:p>
          </table:table-cell>
          <table:table-cell office:value-type="float" office:value="18.42">
            <text:p>18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j">
            <text:p>j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string" office:value="missing">
            <text:p>missing</text:p>
          </table:table-cell>
          <table:table-cell office:value-type="float" office:value="0.0">
            <text:p/>
          </table:table-cell>
          <table:table-cell office:value-type="float" office:value="25.58">
            <text:p>25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9">
            <text:p>0.79</text:p>
          </table:table-cell>
          <table:table-cell office:value-type="float" office:value="21.58">
            <text:p>2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85">
            <text:p>2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23.75">
            <text:p>2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float" office:value="0">
            <text:p/>
          </table:table-cell>
          <table:table-cell office:value-type="string" office:value="missing">
            <text:p>missing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835">
            <text:p>7.835</text:p>
          </table:table-cell>
          <table:table-cell office:value-type="float" office:value="22.0">
            <text:p>22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4">
            <text:p>2.54</text:p>
          </table:table-cell>
          <table:table-cell office:value-type="float" office:value="36.08">
            <text:p>36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float" office:value="0">
            <text:p/>
          </table:table-cell>
          <table:table-cell office:value-type="float" office:value="228.0">
            <text:p>2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29.25">
            <text:p>29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19.58">
            <text:p>1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float" office:value="809">
            <text:p>809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2.92">
            <text:p>22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float" office:value="108">
            <text:p>108</text:p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27.25">
            <text:p>27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float" office:value="0">
            <text:p/>
          </table:table-cell>
          <table:table-cell office:value-type="float" office:value="76.0">
            <text:p>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8.75">
            <text:p>38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165">
            <text:p>2.165</text:p>
          </table:table-cell>
          <table:table-cell office:value-type="float" office:value="32.42">
            <text:p>3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float" office:value="4">
            <text:p>4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1">
            <text:p>0.71</text:p>
          </table:table-cell>
          <table:table-cell office:value-type="float" office:value="23.75">
            <text:p>23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float" office:value="587">
            <text:p>587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96">
            <text:p>0.96</text:p>
          </table:table-cell>
          <table:table-cell office:value-type="string" office:value="n">
            <text:p>n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6">
            <text:p>2.46</text:p>
          </table:table-cell>
          <table:table-cell office:value-type="float" office:value="18.17">
            <text:p>1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float" office:value="0">
            <text:p/>
          </table:table-cell>
          <table:table-cell office:value-type="float" office:value="130.0">
            <text:p>1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float" office:value="350">
            <text:p>35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9">
            <text:p>0.79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85">
            <text:p>9.585</text:p>
          </table:table-cell>
          <table:table-cell office:value-type="float" office:value="19.5">
            <text:p>1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625">
            <text:p>3.625</text:p>
          </table:table-cell>
          <table:table-cell office:value-type="float" office:value="28.58">
            <text:p>2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float" office:value="0">
            <text:p/>
          </table:table-cell>
          <table:table-cell office:value-type="float" office:value="231.0">
            <text:p>23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35.58">
            <text:p>35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float" office:value="200">
            <text:p>200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float" office:value="141">
            <text:p>14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5">
            <text:p>2.25</text:p>
          </table:table-cell>
          <table:table-cell office:value-type="float" office:value="33.17">
            <text:p>33.17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31.58">
            <text:p>3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52.5">
            <text:p>5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float" office:value="2">
            <text:p>2</text:p>
          </table:table-cell>
          <table:table-cell office:value-type="float" office:value="309.0">
            <text:p>30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2">
            <text:p>0.42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float" office:value="501">
            <text:p>50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665">
            <text:p>2.665</text:p>
          </table:table-cell>
          <table:table-cell office:value-type="float" office:value="37.33">
            <text:p>37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float" office:value="351">
            <text:p>3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4.08">
            <text:p>2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25.58">
            <text:p>25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float" office:value="200">
            <text:p>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35.17">
            <text:p>35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48.08">
            <text:p>48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float" office:value="160">
            <text:p>1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625">
            <text:p>7.625</text:p>
          </table:table-cell>
          <table:table-cell office:value-type="float" office:value="15.83">
            <text:p>15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15">
            <text:p>0.415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float" office:value="68">
            <text:p>68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1.5">
            <text:p>21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float" office:value="11">
            <text:p>1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">
            <text:p>5.0</text:p>
          </table:table-cell>
          <table:table-cell office:value-type="float" office:value="21.08">
            <text:p>21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float" office:value="21">
            <text:p>21</text:p>
          </table:table-cell>
          <table:table-cell office:value-type="float" office:value="416.0">
            <text:p>41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29">
            <text:p>2.29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5">
            <text:p>3.25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float" office:value="390">
            <text:p>3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38.92">
            <text:p>38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15.75">
            <text:p>15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float" office:value="154">
            <text:p>154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2.25">
            <text:p>2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float" office:value="0">
            <text:p/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5">
            <text:p>23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32.08">
            <text:p>3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31.08">
            <text:p>3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4">
            <text:p>0.04</text:p>
          </table:table-cell>
          <table:table-cell office:value-type="float" office:value="31.83">
            <text:p>3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75">
            <text:p>11.75</text:p>
          </table:table-cell>
          <table:table-cell office:value-type="float" office:value="21.75">
            <text:p>2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float" office:value="5">
            <text:p>5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17.92">
            <text:p>17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float" office:value="0">
            <text:p/>
          </table:table-cell>
          <table:table-cell office:value-type="float" office:value="252.0">
            <text:p>252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0.33">
            <text:p>30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51.83">
            <text:p>5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float" office:value="150">
            <text:p>150</text:p>
          </table:table-cell>
          <table:table-cell office:value-type="float" office:value="465.0">
            <text:p>46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35">
            <text:p>5.835</text:p>
          </table:table-cell>
          <table:table-cell office:value-type="float" office:value="47.17">
            <text:p>47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835">
            <text:p>12.835</text:p>
          </table:table-cell>
          <table:table-cell office:value-type="float" office:value="25.83">
            <text:p>25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float" office:value="117">
            <text:p>11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50.25">
            <text:p>50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float" office:value="17">
            <text:p>17</text:p>
          </table:table-cell>
          <table:table-cell office:value-type="float" office:value="256.0">
            <text:p>25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">
            <text:p>2.0</text:p>
          </table:table-cell>
          <table:table-cell office:value-type="float" office:value="29.5">
            <text:p>29.5</text:p>
          </table:table-cell>
          <table:table-cell office:value-type="string" office:value="missing">
            <text:p>missing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float" office:value="246">
            <text:p>246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7.33">
            <text:p>3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float" office:value="237">
            <text:p>23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41.58">
            <text:p>41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129.0">
            <text:p>12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665">
            <text:p>10.665</text:p>
          </table:table-cell>
          <table:table-cell office:value-type="float" office:value="30.58">
            <text:p>30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float" office:value="1">
            <text:p>1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25">
            <text:p>7.2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float" office:value="50">
            <text:p>5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1">
            <text:p>10.21</text:p>
          </table:table-cell>
          <table:table-cell office:value-type="float" office:value="17.92">
            <text:p>17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0.08">
            <text:p>20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float" office:value="364">
            <text:p>36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19.5">
            <text:p>1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float" office:value="537">
            <text:p>537</text:p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">
            <text:p>1.0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9">
            <text:p>3.29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float" office:value="3">
            <text:p>3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36.42">
            <text:p>36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9">
            <text:p>3.29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85">
            <text:p>10.085</text:p>
          </table:table-cell>
          <table:table-cell office:value-type="float" office:value="21.08">
            <text:p>2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float" office:value="394">
            <text:p>394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5">
            <text:p>13.5</text:p>
          </table:table-cell>
          <table:table-cell office:value-type="float" office:value="25.25">
            <text:p>25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float" office:value="750">
            <text:p>75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05">
            <text:p>0.205</text:p>
          </table:table-cell>
          <table:table-cell office:value-type="float" office:value="17.92">
            <text:p>17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8.29">
            <text:p>8.29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375">
            <text:p>3.375</text:p>
          </table:table-cell>
          <table:table-cell office:value-type="float" office:value="35.0">
            <text:p>3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